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adornments="Roman" style:font-pitch="variable"/>
    <style:font-face style:name="C0591" svg:font-family="C059" style:font-adornments="Bold Italic" style:font-pitch="variable"/>
    <style:font-face style:name="C0592" svg:font-family="C059" style:font-adornments="Bold" style:font-pitch="variable"/>
    <style:font-face style:name="C0593" svg:font-family="C059"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052" svg:font-family="P052" style:font-pitch="variable"/>
    <style:font-face style:name="SFNS Display" svg:font-family="'SFNS Display'"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in" style:auto-text-indent="false"/>
      <style:text-properties style:font-name="P052" fo:language="es" fo:country="MX" officeooo:rsid="00189b55" officeooo:paragraph-rsid="00189b55"/>
    </style:style>
    <style:style style:name="P2" style:family="paragraph" style:parent-style-name="Standard">
      <loext:graphic-properties draw:fill-gradient-name="gradient" draw:fill-hatch-name="hatch"/>
      <style:paragraph-properties fo:margin-left="0in" fo:margin-right="0in" fo:line-height="200%" fo:text-align="justify" style:justify-single-word="false" fo:text-indent="0.5in" style:auto-text-indent="false"/>
      <style:text-properties style:font-name="P052" fo:language="es" fo:country="MX" officeooo:rsid="00189b55" officeooo:paragraph-rsid="00189b55"/>
    </style:style>
    <style:style style:name="P3" style:family="paragraph" style:parent-style-name="Standard">
      <style:paragraph-properties fo:margin-left="0in" fo:margin-right="0in" fo:text-indent="0in" style:auto-text-indent="false"/>
      <style:text-properties fo:language="es" fo:country="MX"/>
    </style:style>
    <style:style style:name="P4" style:family="paragraph" style:parent-style-name="Text_20_body">
      <style:text-properties fo:language="es" fo:country="MX"/>
    </style:style>
    <style:style style:name="P5" style:family="paragraph" style:parent-style-name="Text_20_body">
      <style:text-properties fo:language="es" fo:country="MX" officeooo:rsid="004a605a" officeooo:paragraph-rsid="004a605a"/>
    </style:style>
    <style:style style:name="P6" style:family="paragraph" style:parent-style-name="Text_20_body">
      <style:text-properties fo:language="es" fo:country="MX" officeooo:rsid="0059ed1b" officeooo:paragraph-rsid="0059ed1b"/>
    </style:style>
    <style:style style:name="P7" style:family="paragraph" style:parent-style-name="Text_20_body">
      <style:text-properties fo:language="es" fo:country="MX" fo:font-style="italic" officeooo:rsid="005fe9ee" officeooo:paragraph-rsid="005fe9ee" style:font-style-asian="italic" style:font-style-complex="italic"/>
    </style:style>
    <style:style style:name="P8" style:family="paragraph" style:parent-style-name="Text_20_body">
      <style:text-properties fo:language="es" fo:country="MX" fo:font-style="italic" officeooo:rsid="0061d9b8" officeooo:paragraph-rsid="0061d9b8" style:font-style-asian="italic" style:font-style-complex="italic"/>
    </style:style>
    <style:style style:name="P9" style:family="paragraph" style:parent-style-name="Text_20_body">
      <style:paragraph-properties fo:text-align="center" style:justify-single-word="false"/>
      <style:text-properties fo:language="es" fo:country="MX" fo:font-style="italic" officeooo:rsid="006443de" officeooo:paragraph-rsid="006443de" style:font-style-asian="italic" style:font-style-complex="italic"/>
    </style:style>
    <style:style style:name="P10" style:family="paragraph" style:parent-style-name="Standard">
      <loext:graphic-properties draw:fill-gradient-name="gradient" draw:fill-hatch-name="hatch"/>
      <style:paragraph-properties fo:margin-left="0in" fo:margin-right="0in" fo:line-height="200%" fo:text-align="center" style:justify-single-word="false" fo:text-indent="0in" style:auto-text-indent="false"/>
      <style:text-properties style:font-name="C0593" fo:language="es" fo:country="MX" officeooo:rsid="00189b55" officeooo:paragraph-rsid="00189b55"/>
    </style:style>
    <style:style style:name="P11" style:family="paragraph" style:parent-style-name="Standard">
      <loext:graphic-properties draw:fill-gradient-name="gradient" draw:fill-hatch-name="hatch"/>
      <style:paragraph-properties fo:margin-left="0in" fo:margin-right="0in" fo:line-height="200%" fo:text-align="justify" style:justify-single-word="false" fo:text-indent="0.5in" style:auto-text-indent="false"/>
      <style:text-properties style:font-name="C0593" fo:language="es" fo:country="MX" officeooo:rsid="00189b55" officeooo:paragraph-rsid="00189b55"/>
    </style:style>
    <style:style style:name="P12" style:family="paragraph" style:parent-style-name="Text_20_body">
      <style:paragraph-properties fo:text-align="center" style:justify-single-word="false"/>
      <style:text-properties style:font-name="C0593" fo:language="es" fo:country="MX"/>
    </style:style>
    <style:style style:name="P13" style:family="paragraph" style:parent-style-name="Text_20_body">
      <style:paragraph-properties fo:text-align="center" style:justify-single-word="false"/>
      <style:text-properties style:font-name="C0593" fo:language="es" fo:country="MX" officeooo:rsid="0054b799" officeooo:paragraph-rsid="0054b799"/>
    </style:style>
    <style:style style:name="P14" style:family="paragraph" style:parent-style-name="Standard">
      <loext:graphic-properties draw:fill-gradient-name="gradient" draw:fill-hatch-name="hatch"/>
      <style:paragraph-properties fo:margin-left="0in" fo:margin-right="0in" fo:line-height="200%" fo:text-align="justify" style:justify-single-word="false" fo:text-indent="0.5in" style:auto-text-indent="false"/>
      <style:text-properties officeooo:rsid="005fe9ee" officeooo:paragraph-rsid="00189b55"/>
    </style:style>
    <style:style style:name="P15" style:family="paragraph" style:parent-style-name="Contents_20_1">
      <style:paragraph-properties>
        <style:tab-stops>
          <style:tab-stop style:position="6.5in" style:type="right" style:leader-style="dotted" style:leader-text="."/>
        </style:tab-stops>
      </style:paragraph-properties>
    </style:style>
    <style:style style:name="P16" style:family="paragraph" style:parent-style-name="Contents_20_2">
      <style:paragraph-properties>
        <style:tab-stops>
          <style:tab-stop style:position="6.3035in" style:type="right" style:leader-style="dotted" style:leader-text="."/>
        </style:tab-stops>
      </style:paragraph-properties>
    </style:style>
    <style:style style:name="P17" style:family="paragraph" style:parent-style-name="Contents_20_1">
      <style:paragraph-properties>
        <style:tab-stops>
          <style:tab-stop style:position="6.5in" style:type="right" style:leader-style="dotted" style:leader-text="."/>
        </style:tab-stops>
      </style:paragraph-properties>
    </style:style>
    <style:style style:name="P18" style:family="paragraph" style:parent-style-name="Contents_20_2">
      <style:paragraph-properties>
        <style:tab-stops>
          <style:tab-stop style:position="6.3035in" style:type="right" style:leader-style="dotted" style:leader-text="."/>
        </style:tab-stops>
      </style:paragraph-properties>
    </style:style>
    <style:style style:name="P19" style:family="paragraph" style:parent-style-name="Heading_20_1">
      <style:text-properties fo:language="es" fo:country="MX"/>
    </style:style>
    <style:style style:name="P20" style:family="paragraph" style:parent-style-name="Heading_20_1" style:list-style-name="">
      <style:paragraph-properties fo:line-height="200%" fo:text-align="justify" style:justify-single-word="false">
        <style:tab-stops/>
      </style:paragraph-properties>
      <style:text-properties fo:language="es" fo:country="MX" officeooo:paragraph-rsid="005fe9ee"/>
    </style:style>
    <style:style style:name="P21" style:family="paragraph" style:parent-style-name="Heading_20_1">
      <style:paragraph-properties fo:break-before="page"/>
      <style:text-properties fo:language="es" fo:country="MX"/>
    </style:style>
    <style:style style:name="P22" style:family="paragraph" style:parent-style-name="Heading_20_1">
      <style:text-properties fo:language="es" fo:country="MX" officeooo:rsid="0059ed1b" officeooo:paragraph-rsid="0059ed1b"/>
    </style:style>
    <style:style style:name="P23" style:family="paragraph" style:parent-style-name="Heading_20_1">
      <style:paragraph-properties fo:break-before="page"/>
    </style:style>
    <style:style style:name="P24" style:family="paragraph" style:parent-style-name="Heading_20_2">
      <style:text-properties fo:language="es" fo:country="MX" officeooo:rsid="0047f687" officeooo:paragraph-rsid="0047f687"/>
    </style:style>
    <style:style style:name="P25" style:family="paragraph" style:parent-style-name="Heading_20_2">
      <style:text-properties fo:language="es" fo:country="MX"/>
    </style:style>
    <style:style style:name="P26" style:family="paragraph" style:parent-style-name="Heading_20_2">
      <style:text-properties fo:language="es" fo:country="MX" officeooo:rsid="0052d798" officeooo:paragraph-rsid="0052d798"/>
    </style:style>
    <style:style style:name="P27" style:family="paragraph" style:parent-style-name="Text_20_body" style:list-style-name="L1">
      <style:text-properties fo:language="es" fo:country="MX" officeooo:rsid="0047f687" officeooo:paragraph-rsid="0047f687"/>
    </style:style>
    <style:style style:name="P28" style:family="paragraph" style:parent-style-name="Text_20_body" style:list-style-name="L1">
      <style:text-properties fo:language="es" fo:country="MX" officeooo:rsid="004962a8" officeooo:paragraph-rsid="004962a8"/>
    </style:style>
    <style:style style:name="P29" style:family="paragraph" style:parent-style-name="Text_20_body" style:list-style-name="L1">
      <style:text-properties fo:language="es" fo:country="MX" officeooo:rsid="004c0ca0" officeooo:paragraph-rsid="004c0ca0"/>
    </style:style>
    <style:style style:name="P30" style:family="paragraph" style:parent-style-name="Text_20_body" style:list-style-name="L2">
      <style:text-properties fo:language="es" fo:country="MX" officeooo:rsid="004c0ca0" officeooo:paragraph-rsid="004c0ca0"/>
    </style:style>
    <style:style style:name="P31" style:family="paragraph" style:parent-style-name="Text_20_body" style:list-style-name="L2">
      <style:text-properties fo:language="es" fo:country="MX" officeooo:rsid="0055af04" officeooo:paragraph-rsid="0055af04"/>
    </style:style>
    <style:style style:name="P32" style:family="paragraph" style:parent-style-name="Text_20_body" style:list-style-name="L2">
      <style:text-properties fo:language="es" fo:country="MX" officeooo:rsid="0052d798" officeooo:paragraph-rsid="0052d798"/>
    </style:style>
    <style:style style:name="P33" style:family="paragraph" style:parent-style-name="Text_20_body" style:list-style-name="L2">
      <style:text-properties fo:language="es" fo:country="MX"/>
    </style:style>
    <style:style style:name="P34" style:family="paragraph" style:parent-style-name="Text_20_body" style:list-style-name="L3">
      <style:text-properties fo:language="es" fo:country="MX"/>
    </style:style>
    <style:style style:name="P35" style:family="paragraph" style:parent-style-name="Text_20_body">
      <style:text-properties officeooo:rsid="006ac88b" officeooo:paragraph-rsid="006ac88b"/>
    </style:style>
    <style:style style:name="T1" style:family="text">
      <style:text-properties officeooo:rsid="001ea156"/>
    </style:style>
    <style:style style:name="T2" style:family="text">
      <style:text-properties officeooo:rsid="0020975d"/>
    </style:style>
    <style:style style:name="T3" style:family="text">
      <style:text-properties officeooo:rsid="00256cb6"/>
    </style:style>
    <style:style style:name="T4" style:family="text">
      <style:text-properties officeooo:rsid="002621e4"/>
    </style:style>
    <style:style style:name="T5" style:family="text">
      <style:text-properties officeooo:rsid="0027058c"/>
    </style:style>
    <style:style style:name="T6" style:family="text">
      <style:text-properties officeooo:rsid="0029024b"/>
    </style:style>
    <style:style style:name="T7" style:family="text">
      <style:text-properties officeooo:rsid="002a2ccf"/>
    </style:style>
    <style:style style:name="T8" style:family="text">
      <style:text-properties officeooo:rsid="002ad689"/>
    </style:style>
    <style:style style:name="T9" style:family="text">
      <style:text-properties officeooo:rsid="002af7be"/>
    </style:style>
    <style:style style:name="T10" style:family="text">
      <style:text-properties officeooo:rsid="002b82f5"/>
    </style:style>
    <style:style style:name="T11" style:family="text">
      <style:text-properties officeooo:rsid="002d049b"/>
    </style:style>
    <style:style style:name="T12" style:family="text">
      <style:text-properties officeooo:rsid="002d9b49"/>
    </style:style>
    <style:style style:name="T13" style:family="text">
      <style:text-properties officeooo:rsid="0031b4db"/>
    </style:style>
    <style:style style:name="T14" style:family="text">
      <style:text-properties officeooo:rsid="0032e486"/>
    </style:style>
    <style:style style:name="T15" style:family="text">
      <style:text-properties officeooo:rsid="0034721d"/>
    </style:style>
    <style:style style:name="T16" style:family="text">
      <style:text-properties officeooo:rsid="0035293f"/>
    </style:style>
    <style:style style:name="T17" style:family="text">
      <style:text-properties officeooo:rsid="0038e654"/>
    </style:style>
    <style:style style:name="T18" style:family="text">
      <style:text-properties officeooo:rsid="00397b5f"/>
    </style:style>
    <style:style style:name="T19" style:family="text">
      <style:text-properties officeooo:rsid="00399cc4"/>
    </style:style>
    <style:style style:name="T20" style:family="text">
      <style:text-properties officeooo:rsid="0039ab98"/>
    </style:style>
    <style:style style:name="T21" style:family="text">
      <style:text-properties officeooo:rsid="003a1069"/>
    </style:style>
    <style:style style:name="T22" style:family="text">
      <style:text-properties officeooo:rsid="003acd2f"/>
    </style:style>
    <style:style style:name="T23" style:family="text">
      <style:text-properties officeooo:rsid="0047f687"/>
    </style:style>
    <style:style style:name="T24" style:family="text">
      <style:text-properties officeooo:rsid="004962a8"/>
    </style:style>
    <style:style style:name="T25" style:family="text">
      <style:text-properties officeooo:rsid="004c0ca0"/>
    </style:style>
    <style:style style:name="T26" style:family="text">
      <style:text-properties officeooo:rsid="0061d9b8"/>
    </style:style>
    <style:style style:name="T27" style:family="text">
      <style:text-properties officeooo:rsid="00635080"/>
    </style:style>
    <style:style style:name="T28" style:family="text">
      <style:text-properties officeooo:rsid="006443de"/>
    </style:style>
    <style:style style:name="T29" style:family="text">
      <style:text-properties fo:language="es" fo:country="MX"/>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 style:num-prefix="["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2">Universidad UDEP</text:p>
      <text:p text:style-name="P12">Ingeniería en Sistemas Computacionales</text:p>
      <text:p text:style-name="P12">Seth Aldanid Torres Delgado</text:p>
      <text:p text:style-name="P12">Ingeniería en Sistemas Computacionales</text:p>
      <text:p text:style-name="P13">Sistema Web para una Huerta de Limones</text:p>
      <text:p text:style-name="P12">Agosto-Diciembre 2021</text:p>
      <text:p text:style-name="P10"/>
      <text:p text:style-name="P11"/>
      <text:p text:style-name="P2"/>
      <text:p text:style-name="P2"/>
      <text:p text:style-name="P2"/>
      <text:p text:style-name="P2"/>
      <text:p text:style-name="P14"/>
      <text:h text:style-name="P19" text:outline-level="1"><text:bookmark-start text:name="__RefHeading___Toc497_3622111120"/><text:soft-page-break/>Agradecimientos<text:bookmark-end text:name="__RefHeading___Toc497_3622111120"/></text:h>
      <text:p text:style-name="P7">Quisiera agradecer a la universidad UDEP, por darme la oportunidad de estudiar y acabar mis estudios en esta institución. También daré gracias a mi escuela anterior la Universidad Tecnológica Superior de Rioverde por darme las herramientas para el éxito en esta carrera.</text:p>
      <text:p text:style-name="P7">Agradezco a mi asesor que se dio tiempo para poder guiarme en este proceso. Que me dio <text:span text:style-name="T26">herramientas y funciones para poder hacer este proyecto mas eficiente durante estos 2 meses.</text:span></text:p>
      <text:p text:style-name="P8">Agradezco a mi familia por tener la paciencia durante esto años de carrera. <text:span text:style-name="T27">Especial durante tiempos bajos, y durante los cambios de escuelas. </text:span><text:span text:style-name="T28">Cuando tuve que mover de ciudades, y los gastos que se hicieron. Yo les doy todas las gracias.</text:span></text:p>
      <text:p text:style-name="P9">Seth</text:p>
      <text:h text:style-name="P20" text:outline-level="1"/>
      <text:h text:style-name="P21" text:outline-level="1"><text:bookmark-start text:name="__RefHeading___Toc266_3430853093"/>Indices<text:bookmark-end text:name="__RefHeading___Toc266_3430853093"/></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_Toc497_3622111120" text:style-name="Index_20_Link" text:visited-style-name="Index_20_Link">1. Agradecimientos<text:tab/>2</text:a></text:p>
          <text:p text:style-name="P17"><text:a xlink:type="simple" xlink:href="#__RefHeading___Toc266_3430853093" text:style-name="Index_20_Link" text:visited-style-name="Index_20_Link">2. Indices<text:tab/>3</text:a></text:p>
          <text:p text:style-name="P17"><text:a xlink:type="simple" xlink:href="#__RefHeading___Toc268_3430853093" text:style-name="Index_20_Link" text:visited-style-name="Index_20_Link">3. Antecedentes<text:tab/>5</text:a></text:p>
          <text:p text:style-name="P17"><text:a xlink:type="simple" xlink:href="#__RefHeading___Toc270_3430853093" text:style-name="Index_20_Link" text:visited-style-name="Index_20_Link">4. Problemática<text:tab/>5</text:a></text:p>
          <text:p text:style-name="P17"><text:a xlink:type="simple" xlink:href="#__RefHeading___Toc272_3430853093" text:style-name="Index_20_Link" text:visited-style-name="Index_20_Link">5. Hipótesis<text:tab/>5</text:a></text:p>
          <text:p text:style-name="P17"><text:a xlink:type="simple" xlink:href="#__RefHeading___Toc274_3430853093" text:style-name="Index_20_Link" text:visited-style-name="Index_20_Link">6. Objetivos<text:tab/>6</text:a></text:p>
          <text:p text:style-name="P17"><text:a xlink:type="simple" xlink:href="#__RefHeading___Toc276_3430853093" text:style-name="Index_20_Link" text:visited-style-name="Index_20_Link">7. Metodología<text:tab/>6</text:a></text:p>
          <text:p text:style-name="P17"><text:a xlink:type="simple" xlink:href="#__RefHeading___Toc278_3430853093" text:style-name="Index_20_Link" text:visited-style-name="Index_20_Link">8. Alcances y Metas<text:tab/>6</text:a></text:p>
          <text:p text:style-name="P17"><text:a xlink:type="simple" xlink:href="#__RefHeading___Toc280_3430853093" text:style-name="Index_20_Link" text:visited-style-name="Index_20_Link">9. Marco de Referencias<text:tab/>6</text:a></text:p>
          <text:p text:style-name="P17"><text:a xlink:type="simple" xlink:href="#__RefHeading___Toc382_3996994101" text:style-name="Index_20_Link" text:visited-style-name="Index_20_Link">10. Requerimientos<text:tab/>11</text:a></text:p>
          <text:p text:style-name="P18"><text:a xlink:type="simple" xlink:href="#__RefHeading___Toc406_3996994101" text:style-name="Index_20_Link" text:visited-style-name="Index_20_Link">1. Funcionales<text:tab/>11</text:a></text:p>
          <text:p text:style-name="P18"><text:a xlink:type="simple" xlink:href="#__RefHeading___Toc408_3996994101" text:style-name="Index_20_Link" text:visited-style-name="Index_20_Link">2. No Funcionales<text:tab/>11</text:a></text:p>
          <text:p text:style-name="P17"><text:a xlink:type="simple" xlink:href="#__RefHeading___Toc282_3430853093" text:style-name="Index_20_Link" text:visited-style-name="Index_20_Link">11. Desarrollo<text:tab/>12</text:a></text:p>
          <text:p text:style-name="P17"><text:a xlink:type="simple" xlink:href="#__RefHeading___Toc284_3430853093" text:style-name="Index_20_Link" text:visited-style-name="Index_20_Link">12. Planeación<text:tab/>12</text:a></text:p>
          <text:p text:style-name="P18"><text:a xlink:type="simple" xlink:href="#__RefHeading___Toc286_3430853093" text:style-name="Index_20_Link" text:visited-style-name="Index_20_Link">1. Caso Uso<text:tab/>12</text:a></text:p>
          <text:p text:style-name="P18"><text:a xlink:type="simple" xlink:href="#__RefHeading___Toc440_3996994101" text:style-name="Index_20_Link" text:visited-style-name="Index_20_Link">2. Diagrama de clases<text:tab/>12</text:a></text:p>
          <text:p text:style-name="P18"><text:a xlink:type="simple" xlink:href="#__RefHeading___Toc442_3996994101" text:style-name="Index_20_Link" text:visited-style-name="Index_20_Link">3. Diagrama de Base de Datos<text:tab/>12</text:a></text:p>
          <text:p text:style-name="P18"><text:a xlink:type="simple" xlink:href="#__RefHeading___Toc288_3430853093" text:style-name="Index_20_Link" text:visited-style-name="Index_20_Link">4. Cronograma<text:tab/>12</text:a></text:p>
          <text:p text:style-name="P17"><text:a xlink:type="simple" xlink:href="#__RefHeading___Toc290_3430853093" text:style-name="Index_20_Link" text:visited-style-name="Index_20_Link">13. Reportes<text:tab/>12</text:a></text:p>
          <text:p text:style-name="P17"><text:a xlink:type="simple" xlink:href="#__RefHeading___Toc292_3430853093" text:style-name="Index_20_Link" text:visited-style-name="Index_20_Link">14. Implementación y Pruebas<text:tab/>12</text:a></text:p>
          <text:p text:style-name="P17"><text:soft-page-break/><text:a xlink:type="simple" xlink:href="#__RefHeading___Toc294_3430853093" text:style-name="Index_20_Link" text:visited-style-name="Index_20_Link">15. Conclusiones<text:tab/>13</text:a></text:p>
          <text:p text:style-name="P17"><text:a xlink:type="simple" xlink:href="#__RefHeading___Toc296_3430853093" text:style-name="Index_20_Link" text:visited-style-name="Index_20_Link">16. Bibliografías<text:tab/>13</text:a></text:p>
          <text:p text:style-name="P17"><text:a xlink:type="simple" xlink:href="#__RefHeading___Toc298_3430853093" text:style-name="Index_20_Link" text:visited-style-name="Index_20_Link">17. Anexos<text:tab/>17</text:a></text:p>
        </text:index-body>
      </text:table-of-content>
      <text:p text:style-name="P3"/>
      <text:h text:style-name="P23" text:outline-level="1"><text:bookmark-start text:name="__RefHeading___Toc268_3430853093"/>Antecedentes<text:bookmark-end text:name="__RefHeading___Toc268_3430853093"/></text:h>
      <text:p text:style-name="Text_20_body">Una huerta de limones en el pueblo de Plazuela, SLP. crece y distribuir limones a clientes locales en el área de la zona media de San Luis Potosí. Los Arboles de limones no tienen mucho tiempo que fueron plantados. Fueron puestos en el año 2019, así que dan poco limón a lo general que deben de estar dando por ser arboles jóvenes.</text:p>
      <text:h text:style-name="P19" text:outline-level="1"><text:bookmark-start text:name="__RefHeading___Toc270_3430853093"/>Problemática<text:bookmark-end text:name="__RefHeading___Toc270_3430853093"/></text:h>
      <text:p text:style-name="Text_20_body">El problema que tienen los jefes de la huerta es la baja distribución de limones. <text:span text:style-name="T1">Aveces se tiene que tirar la cosecha, porque no hay suficientes clientes para todos los limones que se venden. Hay también un problema de que no se da un numero exacto de cuantos limones hay para vender en cada cosecha. Otro problema es que no se puede dar un buen tiempo para poder vender limones en tiempos en que el precio del limón es al mas alto para vender a máximo beneficio.</text:span></text:p>
      <text:h text:style-name="P19" text:outline-level="1"><text:bookmark-start text:name="__RefHeading___Toc272_3430853093"/>Hipótesis<text:bookmark-end text:name="__RefHeading___Toc272_3430853093"/></text:h>
      <text:p text:style-name="Text_20_body">En si los jefes de la huerta quieren una pagina para poder difundir información de la venta de limones. También quieren una forma para poder tener un control de clientes, y control de limones dados durante la cosecha. <text:span text:style-name="T1">Implementar unas graficas y números de precios de el costo en kilo del limón en mes por mes para poder hacer predicciones en cuando vender a mejor beneficio.</text:span></text:p>
      <text:h text:style-name="P19" text:outline-level="1"><text:bookmark-start text:name="__RefHeading___Toc274_3430853093"/><text:soft-page-break/>Objetivos<text:bookmark-end text:name="__RefHeading___Toc274_3430853093"/></text:h>
      <text:p text:style-name="Text_20_body">Hacer una pagina para difundir la huerta de limones a futuros clientes. Hacer un modulo para poder registrar información de clientes y hacer las ventas en linea. Hacer módulos para tener una cuenta de limones disponibles por cosecha y tiempo de madurez. <text:span text:style-name="T2">Crear un modulo de predicción de precios de venta general de limones de mes a mes.</text:span></text:p>
      <text:h text:style-name="P19" text:outline-level="1"><text:bookmark-start text:name="__RefHeading___Toc276_3430853093"/>Metodología<text:bookmark-end text:name="__RefHeading___Toc276_3430853093"/></text:h>
      <text:p text:style-name="Text_20_body"/>
      <text:h text:style-name="P19" text:outline-level="1"><text:bookmark-start text:name="__RefHeading___Toc278_3430853093"/>Alcances y Metas<text:bookmark-end text:name="__RefHeading___Toc278_3430853093"/></text:h>
      <text:p text:style-name="Text_20_body">En si este proyecto usualmente duraría un tiempo de 6 mese a un año, pero por el corto tiempo de 8 semanas. Se podría hacer un sistema funcional en la superficie. Con la negativa que todos se haría a la rápida y sin tantas pruebas.</text:p>
      <text:h text:style-name="P19" text:outline-level="1"><text:bookmark-start text:name="__RefHeading___Toc280_3430853093"/>Marco de Referencias<text:bookmark-end text:name="__RefHeading___Toc280_3430853093"/></text:h>
      <text:p text:style-name="Text_20_body">Las Huertas son áreas de terrenos grandes para la cultivación de frutas, verduras para consumo, usualmente para la venta de los productos. [3]</text:p>
      <text:p text:style-name="Text_20_body">En si una pagina web es un documento digital hecho en html, dados por servidores, y pueden ser leídos en un navegador de web [4]. Un servidor es una computadora o un grupo de computadoras echas especial mente para poder dar <text:soft-page-break/>servicios o tener información como bases de datos para los clientes que estén conectados al servidor en una red [5].</text:p>
      <text:p text:style-name="Text_20_body">L<text:span text:style-name="T3">os sitios de internet tienen dos métodos de programación. Uno que es lo que el cliente ve, y otro en que no se ve. El front end, es lo que se ve y se interactuá del lado del cliente. Es el diseño grafico y la interfaz interactiva en la que se da, o pone información [6]. El back end es la programación que no se mira en la pagina. Es como un motor en la que todo se hace, como dar información a la base de datos o dar información que es solicitado del cliente [7].</text:span></text:p>
      <text:p text:style-name="Text_20_body">Las paginas web son programadas <text:span text:style-name="T4">para front end son</text:span> HTML y CSS. HTML (Hyper Text Markup Language) es un lenguaje para crear margenes y definir la estructura de la pagina usando etiquetas [8]. CSS (Cascade Style Sheets) es como cada etiqueta y elementos de HTML es definido y dibujado en una pagina. Como cambiar el color de texto, o definir ciertas etiquetas tamaños específicos dependiendo si la pagina es vista en una computadora o un teléfono celular [9].</text:p>
      <text:p text:style-name="Text_20_body">Otros programas que son usadas para back end son como PHP, MySQL, y JavaScript. PHP es un lenguaje de scripting que se puede integrar a una pagina de web <text:span text:style-name="T8">Para hacer paginas mas dinámicas.</text:span> En si se puede usar para hacer programación y ejecución del lado del servidor [10][11]. <text:span text:style-name="T5">MySQL es una lenguaje de base de datos, creado para tener un </text:span><text:span text:style-name="T6">control y poder guardar información de un servidor. Con una base de datos se puede gestionar información [12][13]. JavaScript es otro lenguaje de scripting usado en paginas web. Es implementado y corre en el </text:span><text:soft-page-break/><text:span text:style-name="T6">lado del cliente, en comparación de PHP. Era creada para tener un medio de interacción dinámica para un cliente. </text:span><text:span text:style-name="T8">Es mas viejo que php; originalmente creado como una versión web de Java, pero termino siendo algo mas diferente.</text:span><text:span text:style-name="T6"> </text:span><text:span text:style-name="T7">[10][14]</text:span><text:span text:style-name="T6">.</text:span></text:p>
      <text:p text:style-name="Text_20_body">Muchas paginas modernas son creadas con frameworks. <text:span text:style-name="T9">Un framework es una herramienta para ayudar en la creación rápida de paginas con diseños estandarizados [15]. Uno de los frameworks que se usara en este proyecto es Laravel. Laravel es un framework que usa php como su programación principal [16]. Laravel usa un numero de herramientas para otras funciones durante el desarrollo del proyecto como: Live</text:span><text:span text:style-name="T10">w</text:span><text:span text:style-name="T9">ire, JetStream, y Tail</text:span><text:span text:style-name="T22">w</text:span><text:span text:style-name="T9">ind. JetStream es un modulo de Laravel para la creación de Login, Registros, Verificación de E-mail, y Autenticador de 2 pasos para clientes [17]. </text:span><text:span text:style-name="T10">Livewire es un framework fullstack que corre dentro de Laravel. Se usa para crear interfaces dinámicas [18]. Fullstack significa que es una aplicación de web que tiene herramientas de front end y back end [19]. </text:span><text:span text:style-name="T11">Tailwind es un framework de CSS creado para poder diseñar paginas modernas </text:span><text:span text:style-name="T12">sin tener que escribir mucho código css [20].</text:span></text:p>
      <text:p text:style-name="Text_20_body">Proyectos como estos requieren control de versiones para poder tener un desarrollo limpio y con menos defectos al salir al publico. Se mantiene un control de quien y cuando se hicieron cambios o cuando se hicieron nuevos documentos antes de ser implementados. Si hay un problema se puede regresar a una versión estable y luego tratar de resolver el problema [21]. <text:span text:style-name="T13">Git es un programa de control de versiones </text:span><text:span text:style-name="T14">distribuida. Significa que cada persona que tiene un clon de un programa o proyecto </text:span><text:soft-page-break/><text:span text:style-name="T14">es su propio control de versiones que son separados del proyecto original. Así que cada persona puede hacer pruebas sin tener que hacer una sincronización con el proyecto original para saber si funciona o no [22]. Cada proyecto se puede guardar en un servidor local o se puede subir en muchos sitos web para proyectos que usan git; Un ejemplo es Github, Github es un servicio web que hace la distribución de repositorios git mas fácil de transferir entre desarrolladores en linea, sin tener que conectarse a un servidor especial o tener que estar presente a un edificio para hacer un trabajo [23].</text:span></text:p>
      <text:p text:style-name="Text_20_body">Este proyecto se usara la metodología ágil. La metodología <text:span text:style-name="T15">ágil</text:span> <text:span text:style-name="T15">es diseñado para tener una planeación y producción de un proyecto con la intención de cambiar durante su desarrollo. Ejemplos serian que un cliente quiera una característica que antes no fue implementada. Con otras metodologías no seria posible por que ya se adelanto el desarrollo de un programa. Mientras tanto con ágil la planeación esta hecha para poder ser cambiada sin detener el desarrollo y posiblemente atrasar el tiempo para crear un programa o aplicación[1]. Un método ágil común es el método SCRUM. Creado con la intención de hacer un marco en que se pueda hacer sprints (carreras) de corto tiempo, en que se hace lo que se va hacer primero, luego se hace una planeación rápida, luego se hace otro sprint para crear el producto. al final se hace juntas con el equipo y(o) clientes para dar retroalimentación para luego empezar de nuevo, hasta que sea satisfecha el proyecto que se esta haciendo </text:span><text:span text:style-name="T16">[2]</text:span><text:span text:style-name="T15">.</text:span></text:p>
      <text:p text:style-name="Text_20_body"><text:soft-page-break/>Durante el desarrollo de un proyecto se usan herramientas para poder planear, crear maquetas, y tener un flujo de trabajo para hacer un desarrollo mas eficiente. Ejemplos serian StarUML, Laragon, Jira, Projec<text:span text:style-name="T19">t</text:span>, Visio. StarUML es un programa para modelar y crear diagramas de caso uso, maquetas de base de datos, <text:span text:style-name="T17">diagramas de clases, entre otras cosas [24]. Laragon es un ambiente de desarrollo que es portable, rápido, y lleno de funciones para crear servidores virtuales en una computadora en casa </text:span><text:span text:style-name="T18">[25]</text:span><text:span text:style-name="T17">. Jira es una herramienta creada para equipos que usan metodologías ágiles. </text:span><text:span text:style-name="T18">Es usado para el seguimiento de errores, gestionar tareas de desarrollo de software, y gestión de productos [26]. </text:span><text:span text:style-name="T19">Project también conocido como Microsoft Project, es un programa </text:span><text:span text:style-name="T20">para</text:span><text:span text:style-name="T19"> gestión de trabajos para proyectos. Usando tablas de Gant</text:span><text:span text:style-name="T21">t</text:span><text:span text:style-name="T19"> se pueden crear las tareas del día a día de un trabajador que un gerente de trabajo usaría pare tener un control del flujo del desarrollo de software [27]. </text:span><text:span text:style-name="T20">Una tabla de Gantt es una forma de dibujar los trabajos y fases un proyecto usando tablas y lineas de tiempo [28]. Microsoft Visio es un programa para la creación de diagramas, formación de maquetas, planeación de flujos de trabajos en una forma grafica [29].</text:span></text:p>
      <text:h text:style-name="Heading_20_1" text:outline-level="1"><text:bookmark-start text:name="__RefHeading___Toc382_3996994101"/><text:soft-page-break/>Requerimientos<text:bookmark-end text:name="__RefHeading___Toc382_3996994101"/></text:h>
      <text:h text:style-name="Heading_20_2" text:outline-level="2"><text:bookmark-start text:name="__RefHeading___Toc406_3996994101"/>Funcionales<text:bookmark-end text:name="__RefHeading___Toc406_3996994101"/></text:h>
      <text:p text:style-name="P4">Las <text:span text:style-name="T23">requerimientos Funcionales son descripciones implícitas del comportamiento de un programa [30]. En si son las funciones que debe tener un programa. En este caso, el proyecto debe de tener estas funciones:</text:span></text:p>
      <text:list xml:id="list4140742984" text:style-name="L1">
        <text:list-item>
          <text:p text:style-name="P27">Tiene que difundir información de la huerta.</text:p>
        </text:list-item>
        <text:list-item>
          <text:p text:style-name="P27">El cliente <text:span text:style-name="T24">acceda pagina para mas información.</text:span></text:p>
        </text:list-item>
        <text:list-item>
          <text:p text:style-name="P28">Se puede comprar producto dentro de<text:span text:style-name="T25">l sistema.</text:span></text:p>
        </text:list-item>
        <text:list-item>
          <text:p text:style-name="P29">Tener control de entrada y salida de productos.</text:p>
        </text:list-item>
      </text:list>
      <text:h text:style-name="P24" text:outline-level="2"><text:bookmark-start text:name="__RefHeading___Toc408_3996994101"/>No Funcionales<text:bookmark-end text:name="__RefHeading___Toc408_3996994101"/></text:h>
      <text:p text:style-name="P5">Los requerimiento no <text:s/>funcionales son requisitos que hacen restricciones en el diseño del proyecto [31]. <text:span text:style-name="T25">Ejemplos de requerimientos no funcionales serian:</text:span></text:p>
      <text:list xml:id="list328993748" text:style-name="L2">
        <text:list-item>
          <text:p text:style-name="P30">Tener que guardar usuarios en una base de datos.</text:p>
        </text:list-item>
        <text:list-item>
          <text:p text:style-name="P31">Requerirá un hosting para instalar el sistema web.</text:p>
        </text:list-item>
        <text:list-item>
          <text:p text:style-name="P30">La pagina de logeo se puede entrar usando credenciales de Google, o Facebook.</text:p>
        </text:list-item>
        <text:list-item>
          <text:p text:style-name="P32">Se hace la difusión de información con sincronización con otras redes sociales.</text:p>
        </text:list-item>
        <text:list-item>
          <text:p text:style-name="P33"><text:soft-page-break/>La compra de producto se puede basar el precio en precios generales del mercado</text:p>
        </text:list-item>
        <text:list-item>
          <text:p text:style-name="P30">Se puede elegir la forma de pago y el tipo de entrega en linea.</text:p>
        </text:list-item>
      </text:list>
      <text:h text:style-name="P19" text:outline-level="1"><text:bookmark-start text:name="__RefHeading___Toc282_3430853093"/>Desarrollo<text:bookmark-end text:name="__RefHeading___Toc282_3430853093"/></text:h>
      <text:h text:style-name="P19" text:outline-level="1"><text:bookmark-start text:name="__RefHeading___Toc284_3430853093"/>Planeación<text:bookmark-end text:name="__RefHeading___Toc284_3430853093"/></text:h>
      <text:h text:style-name="P25" text:outline-level="2"><text:bookmark-start text:name="__RefHeading___Toc286_3430853093"/>Caso Uso<text:bookmark-end text:name="__RefHeading___Toc286_3430853093"/></text:h>
      <text:h text:style-name="P26" text:outline-level="2"><text:bookmark-start text:name="__RefHeading___Toc440_3996994101"/>Diagrama de clases<text:bookmark-end text:name="__RefHeading___Toc440_3996994101"/></text:h>
      <text:h text:style-name="P25" text:outline-level="2"><text:bookmark-start text:name="__RefHeading___Toc442_3996994101"/>Diagrama de Base de Datos<text:bookmark-end text:name="__RefHeading___Toc442_3996994101"/></text:h>
      <text:h text:style-name="P25" text:outline-level="2"><text:bookmark-start text:name="__RefHeading___Toc288_3430853093"/>Cronograma<text:bookmark-end text:name="__RefHeading___Toc288_3430853093"/></text:h>
      <text:h text:style-name="P19" text:outline-level="1"><text:bookmark-start text:name="__RefHeading___Toc290_3430853093"/>Reportes<text:bookmark-end text:name="__RefHeading___Toc290_3430853093"/></text:h>
      <text:h text:style-name="P22" text:outline-level="1"><text:bookmark-start text:name="__RefHeading___Toc292_3430853093"/>Implementación y Pruebas<text:bookmark-end text:name="__RefHeading___Toc292_3430853093"/></text:h>
      <text:p text:style-name="P6">Se contrato un servidor de web hosting.</text:p>
      <text:h text:style-name="P19" text:outline-level="1"><text:bookmark-start text:name="__RefHeading___Toc294_3430853093"/><text:soft-page-break/>Conclusiones<text:bookmark-end text:name="__RefHeading___Toc294_3430853093"/></text:h>
      <text:h text:style-name="P19" text:outline-level="1"><text:bookmark-start text:name="__RefHeading___Toc296_3430853093"/>Bibliografías<text:bookmark-end text:name="__RefHeading___Toc296_3430853093"/></text:h>
      <text:list xml:id="list1828917555" text:style-name="L3">
        <text:list-item>
          <text:p text:style-name="P34">Mijacobs. What is agile? - azure DevOps [Internet]. Azure DevOps | Microsoft Docs. [cited 2021Oct10]. Available from: https://docs.microsoft.com/en-us/devops/plan/what-is-agile </text:p>
        </text:list-item>
        <text:list-item>
          <text:p text:style-name="P34">Mijacobs. What is Scrum? - azure DevOps [Internet]. ? - Azure DevOps | Microsoft Docs. [cited 2021Oct10]. Available from: https://docs.microsoft.com/en-us/devops/plan/what-is-scrum </text:p>
        </text:list-item>
        <text:list-item>
          <text:p text:style-name="P34">Definición de Huerta [Internet]. Definición.de. [cited 2021Oct10]. Available from: https://definicion.de/huerta/ </text:p>
        </text:list-item>
        <text:list-item>
          <text:p text:style-name="P34">Web page [Internet]. Web Page Definition. [cited 2021Oct10]. Available from: https://techterms.com/definition/webpage </text:p>
        </text:list-item>
        <text:list-item>
          <text:p text:style-name="P34">Server [Internet]. Paessler. [cited 2021Oct10]. Available from: https://www.paessler.com/it-explained/server </text:p>
        </text:list-item>
        <text:list-item>
          <text:p text:style-name="P34">What is a front end (in a website) - definition &amp; development [Internet]. What is a Front End (In a Website) - Definition &amp; Development. [cited 2021Oct10]. Available from: https://airfocus.com/glossary/what-is-a-front-end/ </text:p>
        </text:list-item>
        <text:list-item>
          <text:p text:style-name="P34"><text:soft-page-break/>What is a back end (in a website)? definition &amp; faqs [Internet]. What Is A Back End (In A Website)? Definition &amp; FAQs. [cited 2021Oct10]. Available from: https://airfocus.com/glossary/what-is-a-back-end/ </text:p>
        </text:list-item>
        <text:list-item>
          <text:p text:style-name="P34">HTML introduction [Internet]. Introduction to HTML. [cited 2021Oct10]. Available from: https://www.w3schools.com/html/html_intro.asp </text:p>
        </text:list-item>
        <text:list-item>
          <text:p text:style-name="P34">CSS introduction. [cited 2021Oct10]. Available from: https://www.w3schools.com/css/css_intro.asp </text:p>
        </text:list-item>
        <text:list-item>
          <text:p text:style-name="P34">Nixon R, Carreño FM. Aprender PHP, mysql y javascript: Con jquery, CSS Y HTML5. 5th ed. Barcelona: Marcombo; 2019. <text:s/></text:p>
        </text:list-item>
        <text:list-item>
          <text:p text:style-name="P34">What is php? [Internet]. php. [cited 2021Oct10]. Available from: https://www.php.net/manual/en/intro-whatis.php </text:p>
        </text:list-item>
        <text:list-item>
          <text:p text:style-name="P34">Silberschatz A, Korth HF, Sudarshan S. Database system concepts. Boston: McGraw-Hill; 2006. <text:s/></text:p>
        </text:list-item>
        <text:list-item>
          <text:p text:style-name="P34">What is mysql? A beginner-friendly explanation [Internet]. Kinsta®. 2021 [cited 2021Oct10]. Available from: https://kinsta.com/knowledgebase/what-is-mysql/ </text:p>
        </text:list-item>
        <text:list-item>
          <text:p text:style-name="P34">What is javascript? - learn web development: MDN [Internet]. Learn web development | MDN. [cited 2021Oct10]. Available from: https://developer.mozilla.org/en-US/docs/Learn/JavaScript/First_steps/What_is_JavaScript </text:p>
        </text:list-item>
        <text:list-item>
          <text:p text:style-name="P34"><text:soft-page-break/>What is a web framework? [Internet]. GoodFirms. 2020 [cited 2021Oct10]. Available from: https://www.goodfirms.co/glossary/web-framework/ </text:p>
        </text:list-item>
        <text:list-item>
          <text:p text:style-name="P34">Installation [Internet]. Laravel. [cited 2021Oct10]. Available from: https://laravel.com/docs/8.x </text:p>
        </text:list-item>
        <text:list-item>
          <text:p text:style-name="P34"># introduction [Internet]. Laravel Jetstream. [cited 2021Oct10]. Available from: https://jetstream.laravel.com/1.x/introduction.html </text:p>
        </text:list-item>
        <text:list-item>
          <text:p text:style-name="P34">Livewire [Internet]. Laravel. [cited 2021Oct10]. Available from: https://laravel-livewire.com/ </text:p>
        </text:list-item>
        <text:list-item>
          <text:p text:style-name="P34">What is full stack development ? [Internet]. GeeksforGeeks. 2019 [cited 2021Oct10]. Available from: https://www.geeksforgeeks.org/what-is-full-stack-development/ </text:p>
        </text:list-item>
        <text:list-item>
          <text:p text:style-name="P34">Rapidly build modern websites without ever leaving your HTML. [Internet]. Tailwind CSS. [cited 2021Oct10]. Available from: https://tailwindcss.com/ </text:p>
        </text:list-item>
        <text:list-item>
          <text:p text:style-name="P34">Atlassian. What is version control: Atlassian Git Tutorial [Internet]. Atlassian. [cited 2021Oct10]. Available from: https://www.atlassian.com/git/tutorials/what-is-version-control </text:p>
        </text:list-item>
        <text:list-item>
          <text:p text:style-name="P34"><text:soft-page-break/>Mijacobs. What is Git? - azure DevOps [Internet]. Azure DevOps | Microsoft Docs. [cited 2021Oct11]. Available from: https://docs.microsoft.com/en-us/devops/develop/git/what-is-git </text:p>
        </text:list-item>
        <text:list-item>
          <text:p text:style-name="P34">Brown K. What is github, and what is it used for? [Internet]. How. How-To Geek; 2019 [cited 2021Oct11]. Available from: https://www.howtogeek.com/180167/htg-explains-what-is-github-and-what-do-geeks-use-it-for/ </text:p>
        </text:list-item>
        <text:list-item>
          <text:p text:style-name="P34">What is staruml [Internet]. What is StarUML - StarUML Documentation. [cited 2021Oct11]. Available from: https://documentation.help/StarUML/what_is_staruml.htm </text:p>
        </text:list-item>
        <text:list-item>
          <text:p text:style-name="P34">Leokhoa. Documentation [Internet]. Laragon. 2019 [cited 2021Oct11]. Available from: https://laragon.org/docs/ </text:p>
        </text:list-item>
        <text:list-item>
          <text:p text:style-name="P34">Jira [Internet]. ProductPlan. 2021 [cited 2021Oct11]. Available from: https://www.productplan.com/glossary/jira/ </text:p>
        </text:list-item>
        <text:list-item>
          <text:p text:style-name="P34">Santos JMD. Microsoft Project Pros &amp; Cons 2021 [Internet]. Project. 2021 [cited 2021Oct11]. Available from: https://project-management.com/the-pros-and-cons-of-using-microsoft-project-software/ </text:p>
        </text:list-item>
        <text:list-item>
          <text:p text:style-name="P34">Gantt.com. [cited 2021Oct11]. Available from: https://www.gantt.com/ </text:p>
        </text:list-item>
        <text:list-item>
          <text:p text:style-name="P34"><text:soft-page-break/>Austin. What is Microsoft Visio and what does it do? [Internet]. groovyPost. 2021 [cited 2021Oct11]. Available from: https://www.groovypost.com/reviews/microsoft-visio-explained/ </text:p>
        </text:list-item>
        <text:list-item>
          <text:p text:style-name="P34">Pmoinformatica.com. ¿Qué es un requerimiento funcional? [Internet]. La Oficina de Proyectos de Informática. [cited 2021Oct15]. Available from: http://www.pmoinformatica.com/2018/05/que-es-requerimiento-funcional.html </text:p>
        </text:list-item>
        <text:list-item>
          <text:p text:style-name="P34">Requisitos no funcionales [Internet]. EcuRed. [cited 2021Oct15]. Available from: https://www.ecured.cu/Requisitos_no_funcionales</text:p>
        </text:list-item>
      </text:list>
      <text:h text:style-name="P19" text:outline-level="1"><text:bookmark-start text:name="__RefHeading___Toc298_3430853093"/>Anexos<text:bookmark-end text:name="__RefHeading___Toc298_3430853093"/></text:h>
      <text:p text:style-name="P35"><text:span text:style-name="T29">Codigo fuente: https://github.com/SethWack/huerta_limon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adornments="Roman" style:font-pitch="variable"/>
    <style:font-face style:name="C0591" svg:font-family="C059" style:font-adornments="Bold Italic" style:font-pitch="variable"/>
    <style:font-face style:name="C0592" svg:font-family="C059" style:font-adornments="Bold" style:font-pitch="variable"/>
    <style:font-face style:name="C0593" svg:font-family="C059"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052" svg:font-family="P052" style:font-pitch="variable"/>
    <style:font-face style:name="SFNS Display" svg:font-family="'SFNS Display'"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FNS Display"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FNS Display"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200%" fo:text-align="justify" style:justify-single-word="false" fo:text-indent="0.3in" style:auto-text-indent="false" style:page-number="auto">
        <style:tab-stops/>
      </style:paragraph-properties>
      <style:text-properties style:font-name="C059" fo:font-family="C059" style:font-style-name="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FNS Display" style:font-family-asian="'SFNS Display'"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972in" style:contextual-spacing="false" fo:line-height="200%" fo:text-align="justify" style:justify-single-word="false" fo:text-indent="0.3in" style:auto-text-indent="false" style:page-number="auto">
        <style:tab-stops/>
      </style:paragraph-properties>
      <style:text-properties style:font-name="C0591" fo:font-family="C059" style:font-style-name="Bold Italic" style:font-pitch="variable" fo:font-style="normal" fo:font-weight="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1665in" fo:margin-bottom="0.0835in" style:contextual-spacing="false" fo:line-height="200%" fo:text-align="justify" style:justify-single-word="false" fo:text-indent="0.3in" style:auto-text-indent="false" style:page-number="auto" fo:background-color="transparent">
        <style:tab-stops/>
      </style:paragraph-properties>
      <style:text-properties style:font-name="C0592" fo:font-family="C059" style:font-style-name="Bold" style:font-pitch="variable" fo:font-size="14pt" fo:language="es" fo:country="MX" fo:font-style="normal" style:text-underline-style="none" fo:font-weight="bold" style:font-size-asian="12.25pt" style:font-style-asian="normal" style:font-weight-asian="bold" style:font-size-complex="14pt" style:font-style-complex="normal"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39in" fo:margin-bottom="0.0835in" style:contextual-spacing="false" fo:text-indent="0.3in" style:auto-text-indent="false" style:page-number="auto"/>
      <style:text-properties style:font-name="C0592" fo:font-family="C059" style:font-style-name="Bold" style:font-pitch="variable" fo:font-size="13pt" fo:font-weight="bold" style:font-size-asian="11.3500003814697pt" style:font-weight-asian="bold" style:font-size-complex="13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75in" fo:margin-left="0.75in"/>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text:list-tab-stop-position="0.75in" fo:margin-left="0.75in"/>
        </style:list-level-properties>
      </text:outline-level-style>
      <text:outline-level-style text:level="3" loext:num-list-format="%3%" style:num-format="">
        <style:list-level-properties text:list-level-position-and-space-mode="label-alignment">
          <style:list-level-label-alignment text:label-followed-by="listtab" text:list-tab-stop-position="0.75in" fo:margin-left="0.75in"/>
        </style:list-level-properties>
      </text:outline-level-style>
      <text:outline-level-style text:level="4" loext:num-list-format="%4%" style:num-format="">
        <style:list-level-properties text:list-level-position-and-space-mode="label-alignment">
          <style:list-level-label-alignment text:label-followed-by="listtab" text:list-tab-stop-position="0.75in" fo:margin-left="0.75in"/>
        </style:list-level-properties>
      </text:outline-level-style>
      <text:outline-level-style text:level="5" loext:num-list-format="%5%" style:num-format="">
        <style:list-level-properties text:list-level-position-and-space-mode="label-alignment">
          <style:list-level-label-alignment text:label-followed-by="listtab" text:list-tab-stop-position="0.75in" fo:margin-left="0.75in"/>
        </style:list-level-properties>
      </text:outline-level-style>
      <text:outline-level-style text:level="6" loext:num-list-format="%6%" style:num-format="">
        <style:list-level-properties text:list-level-position-and-space-mode="label-alignment">
          <style:list-level-label-alignment text:label-followed-by="listtab" text:list-tab-stop-position="0.75in" fo:margin-left="0.75in"/>
        </style:list-level-properties>
      </text:outline-level-style>
      <text:outline-level-style text:level="7" loext:num-list-format="%7%" style:num-format="">
        <style:list-level-properties text:list-level-position-and-space-mode="label-alignment">
          <style:list-level-label-alignment text:label-followed-by="listtab" text:list-tab-stop-position="0.75in" fo:margin-left="0.75in"/>
        </style:list-level-properties>
      </text:outline-level-style>
      <text:outline-level-style text:level="8" loext:num-list-format="%8%" style:num-format="">
        <style:list-level-properties text:list-level-position-and-space-mode="label-alignment">
          <style:list-level-label-alignment text:label-followed-by="listtab" text:list-tab-stop-position="0.75in" fo:margin-left="0.75in"/>
        </style:list-level-properties>
      </text:outline-level-style>
      <text:outline-level-style text:level="9" loext:num-list-format="%9%" style:num-format="">
        <style:list-level-properties text:list-level-position-and-space-mode="label-alignment">
          <style:list-level-label-alignment text:label-followed-by="listtab" text:list-tab-stop-position="0.75in" fo:margin-left="0.75in"/>
        </style:list-level-properties>
      </text:outline-level-style>
      <text:outline-level-style text:level="10" loext:num-list-format="%10%" style:num-format="">
        <style:list-level-properties text:list-level-position-and-space-mode="label-alignment">
          <style:list-level-label-alignment text:label-followed-by="listtab" text:list-tab-stop-position="0.75in" fo:margin-left="0.7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Seth Torres<text:tab/><text:tab/><text:tab/><text:tab/><text:tab/><text:tab/><text:tab/><text:tab/><text:tab/><text:tab/><text:page-number text:select-page="current">17</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0T09:20:56.389367481</meta:creation-date>
    <dc:date>2021-10-23T16:39:58.853010519</dc:date>
    <meta:editing-duration>PT14H44M3S</meta:editing-duration>
    <meta:editing-cycles>20</meta:editing-cycles>
    <meta:generator>LibreOffice/7.2.0.4$Linux_X86_64 LibreOffice_project/20$Build-4</meta:generator>
    <meta:document-statistic meta:table-count="0" meta:image-count="0" meta:object-count="0" meta:page-count="17" meta:paragraph-count="116" meta:word-count="2339" meta:character-count="15549" meta:non-whitespace-character-count="13317"/>
  </office:meta>
</office:document-meta>
</file>